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Nunito" svg:font-family="Nunito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b6d7a8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-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07cm" text:min-label-width="0.863cm"/>
        <style:text-properties style:font-name="Lato" fo:color="#ffffff" fo:font-size="100%"/>
      </text:list-level-style-bullet>
      <text:list-level-style-number text:level="2" style:num-suffix="." style:num-format="a">
        <style:list-level-properties text:space-before="1.712cm" text:min-label-width="0.828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6cm" text:min-label-width="0.81cm"/>
        <style:text-properties style:font-name="Nuni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WTF is Django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Ryan doesn’t know.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Django?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What is Django?</text:span></text:p>
          </draw:text-box>
        </draw:frame>
        <draw:frame draw:name="Google Shape;141;p14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2">
              <text:list-item>
                <text:p xml:id="id1" text:id="id1" text:style-name="P6"><text:span text:style-name="T2">Python Web Framework</text:span></text:p>
              </text:list-item>
              <text:list-item>
                <text:p xml:id="id2" text:id="id2" text:style-name="P6"><text:span text:style-name="T2">Follows the </text:span><text:span text:style-name="T4">Don’t Repeat Yourself (DRY)</text:span><text:span text:style-name="T2"> principle (much less duplicated code)</text:span></text:p>
              </text:list-item>
              <text:list-item>
                <text:p xml:id="id3" text:id="id3" text:style-name="P6"><text:span text:style-name="T2">Built-in protections for common security vulnerabilities (CSRF, XSS, SQL injection, etc.)</text:span></text:p>
              </text:list-item>
              <text:list-item>
                <text:p xml:id="id4" text:id="id4" text:style-name="P6"><text:span text:style-name="T2">Used by some big names: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6"><text:span text:style-name="T5">Bitbucket</text:span></text:p>
                  </text:list-item>
                  <text:list-item>
                    <text:p xml:id="id6" text:id="id6" text:style-name="P6"><text:span text:style-name="T5">Instagram</text:span></text:p>
                  </text:list-item>
                  <text:list-item>
                    <text:p xml:id="id7" text:id="id7" text:style-name="P6"><text:span text:style-name="T5">Mozilla (MOM’S EMPLOYER!!!!!!!!!! SHE’S GOING THERE NEXT YEAR!!!!!!!!)</text:span></text:p>
                  </text:list-item>
                  <text:list-item>
                    <text:p xml:id="id8" text:id="id8" text:style-name="P6"><text:span text:style-name="T5">Pinterest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37;g40e01ff715_0_119:notes" draw:style-name="gr1" draw:layer="layout" svg:width="16.932cm" svg:height="9.524cm" svg:x="1.059cm" svg:y="1.905cm" draw:page-number="2" presentation:class="page"/>
          <draw:frame draw:name="Google Shape;138;g40e01ff715_0_1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do we use it/what do we use it for?&#10;" draw:style-name="dp1" draw:master-page-name="TITLE_5f_AND_5f_BODY" presentation:presentation-page-layout-name="AL2T1">
        <draw:frame draw:name="Google Shape;146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Why do we use it/what do we use it for?</text:span><text:span text:style-name="T3"><text:line-break/></text:span><text:span text:style-name="T3"/></text:p>
          </draw:text-box>
        </draw:frame>
        <draw:frame draw:name="Google Shape;147;p15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2">
              <text:list-item>
                <text:p xml:id="id9" text:id="id9" text:style-name="P6"><text:span text:style-name="T2">Django is the backend framework for our website</text:span></text:p>
              </text:list-item>
              <text:list-item>
                <text:p xml:id="id10" text:id="id10" text:style-name="P6"><text:span text:style-name="T2">The most important things Django does for us:</text:span></text:p>
              </text:list-item>
            </text:list>
            <text:list text:style-name="L4">
              <text:list-item>
                <text:list>
                  <text:list-item>
                    <text:p xml:id="id11" text:id="id11" text:style-name="P6"><text:span text:style-name="T5">Provides the API for handling the database</text:span></text:p>
                  </text:list-item>
                  <text:list-item>
                    <text:p xml:id="id12" text:id="id12" text:style-name="P6"><text:span text:style-name="T5">Allows us to create general HTML templates that we can easily use elsewhere</text:span></text:p>
                  </text:list-item>
                  <text:list-item>
                    <text:p xml:id="id13" text:id="id13" text:style-name="P6"><text:span text:style-name="T5">Securely handles sessions and other security issues</text:span></text:p>
                  </text:list-item>
                </text:list>
              </text:list-item>
            </text:list>
            <text:p xml:id="id14" text:id="id14" text:style-name="P8"><text:span text:style-name="T2"/></text:p>
            <text:list text:continue-numbering="true" text:style-name="L4">
              <text:list-item>
                <text:p xml:id="id15" text:id="id15" text:style-name="P8"><text:span text:style-name="T2">Basically Django lets us not care about a lot of stuff</text:span></text:p>
              </text:list-item>
            </text:list>
            <text:p xml:id="id16" text:id="id16" text:style-name="P8"><text:span text:style-name="T2"/></text:p>
            <text:p xml:id="id17" text:id="id17" text:style-name="P8"><text:span text:style-name="T2"/></text:p>
            <text:p xml:id="id18" text:id="id18" text:style-name="P8"><text:span text:style-name="T2"/></text:p>
            <text:p xml:id="id19" text:id="id19" text:style-name="P9"><text:span text:style-name="T2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43;g40e01ff715_0_124:notes" draw:style-name="gr1" draw:layer="layout" svg:width="16.932cm" svg:height="9.524cm" svg:x="1.059cm" svg:y="1.905cm" draw:page-number="3" presentation:class="page"/>
          <draw:frame draw:name="Google Shape;144;g40e01ff715_0_12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52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- Walk us through the Django elements in the base files; what do they do they help with? </text:span></text:p>
          </draw:text-box>
        </draw:frame>
        <draw:frame draw:name="Google Shape;153;p16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6">
              <text:list-item>
                <text:p text:style-name="P6"><text:span text:style-name="T2">Cd into the main directory and vim models.py (or open with your favorite text editor)</text:span></text:p>
              </text:list-item>
              <text:list-item>
                <text:p text:style-name="P6"><text:span text:style-name="T2">We have </text:span><text:span text:style-name="T6">models</text:span><text:span text:style-name="T2"> which are kind of like classes as we have seen in Java/Python.</text:span></text:p>
              </text:list-item>
              <text:list-item>
                <text:p text:style-name="P6"><text:span text:style-name="T2">Notice how Student and Event inherit from models.Model</text:span></text:p>
              </text:list-item>
              <text:list-item>
                <text:p text:style-name="P6"><text:span text:style-name="T2">Models have unique properties known as fields which provide useful info for classes.</text:span></text:p>
              </text:list-item>
              <text:list-item>
                <text:p text:style-name="P6"><text:span text:style-name="T6">Views </text:span><text:span text:style-name="T2">provide functionality for your program, can use @login-required decorator to ensure that proper authentication is in place before it can be done.</text:span></text:p>
              </text:list-item>
              <text:list-item>
                <text:p text:style-name="P6"><text:span text:style-name="T2">Cd management/commands to see some very cool scripts you can easily make in less than 100 lines with Django (Vikram and I wrote read_events.py)</text:span></text:p>
              </text:list-item>
              <text:list-item>
                <text:p text:style-name="P6"><text:span text:style-name="T2">To make a </text:span><text:span text:style-name="T6">command</text:span><text:span text:style-name="T2">, be sure to have your Command class extend BaseCommand (follow the example in the other Command Python files if you are lost).</text:span></text:p>
              </text:list-item>
            </text:list>
            <text:list text:style-name="L7">
              <text:list-item>
                <text:p text:style-name="P6"><text:span text:style-name="T7">DJANGO IS COOL. JOIN US.</text:span></text:p>
              </text:list-item>
            </text:list>
          </draw:text-box>
        </draw:frame>
        <presentation:notes draw:style-name="dp2">
          <draw:page-thumbnail draw:name="Google Shape;149;g40e01ff715_0_135:notes" draw:style-name="gr1" draw:layer="layout" svg:width="16.932cm" svg:height="9.524cm" svg:x="1.059cm" svg:y="1.905cm" draw:page-number="4" presentation:class="page"/>
          <draw:frame draw:name="Google Shape;150;g40e01ff715_0_13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58;p1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- Where in our codebase can you find an example of django being used? </text:span></text:p>
          </draw:text-box>
        </draw:frame>
        <draw:frame draw:name="Google Shape;159;p17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8">
              <text:list-item>
                <text:p text:style-name="P10"><text:span text:style-name="T8">Templates!</text:span></text:p>
              </text:list-item>
              <text:list-item>
                <text:p text:style-name="P10"><text:span text:style-name="T8">Parth walks through form submission</text:span></text:p>
              </text:list-item>
            </text:list>
          </draw:text-box>
        </draw:frame>
        <presentation:notes draw:style-name="dp2">
          <draw:page-thumbnail draw:name="Google Shape;155;g40e01ff715_0_130:notes" draw:style-name="gr1" draw:layer="layout" svg:width="16.932cm" svg:height="9.524cm" svg:x="1.059cm" svg:y="1.905cm" draw:page-number="5" presentation:class="page"/>
          <draw:frame draw:name="Google Shape;156;g40e01ff715_0_13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Nunito" svg:font-family="Nunito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.0$Linux_X86_64 LibreOffice_project/00m0$Build-3</meta:generator>
    <meta:document-statistic meta:object-count="57"/>
  </office:meta>
</office:document-meta>
</file>